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style="normal" officeooo:rsid="00199c2d" style:font-size-asian="11pt" style:font-size-complex="11pt"/>
    </style:style>
    <style:style style:name="P5" style:family="paragraph" style:parent-style-name="Standard">
      <style:text-properties fo:font-size="11pt" fo:font-style="normal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officeooo:rsid="002d538a" officeooo:paragraph-rsid="002d538a"/>
    </style:style>
    <style:style style:name="P7" style:family="paragraph" style:parent-style-name="Standard">
      <style:text-properties fo:font-weight="normal" officeooo:rsid="0031930d" officeooo:paragraph-rsid="0031930d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2abc3a" officeooo:paragraph-rsid="002abc3a"/>
    </style:style>
    <style:style style:name="P9" style:family="paragraph" style:parent-style-name="Text_20_body">
      <style:paragraph-properties fo:margin-top="0cm" fo:margin-bottom="0cm" style:contextual-spacing="false"/>
      <style:text-properties fo:font-weight="bold" officeooo:rsid="002abc3a" officeooo:paragraph-rsid="002abc3a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2d538a" officeooo:paragraph-rsid="002f2e13" style:font-weight-asian="normal" style:font-weight-complex="normal"/>
    </style:style>
    <style:style style:name="P12" style:family="paragraph" style:parent-style-name="Text_20_body">
      <style:text-properties fo:font-weight="normal" officeooo:rsid="003d984b" officeooo:paragraph-rsid="003d984b" style:font-weight-asian="normal" style:font-weight-complex="normal"/>
    </style:style>
    <style:style style:name="P13" style:family="paragraph" style:parent-style-name="Text_20_body">
      <style:text-properties officeooo:paragraph-rsid="00385596"/>
    </style:style>
    <style:style style:name="P14" style:family="paragraph" style:parent-style-name="Text_20_body">
      <style:text-properties officeooo:paragraph-rsid="003b3a75"/>
    </style:style>
    <style:style style:name="P15" style:family="paragraph" style:parent-style-name="Text_20_body">
      <style:text-properties fo:font-weight="bold" officeooo:rsid="003d984b" officeooo:paragraph-rsid="003d984b" style:font-weight-asian="bold" style:font-weight-complex="bold"/>
    </style:style>
    <style:style style:name="P16" style:family="paragraph" style:parent-style-name="Text_20_body">
      <style:text-properties fo:font-weight="bold" officeooo:rsid="003d984b" officeooo:paragraph-rsid="0043aabd" style:font-weight-asian="bold" style:font-weight-complex="bold"/>
    </style:style>
    <style:style style:name="P17" style:family="paragraph" style:parent-style-name="Text_20_body">
      <style:text-properties fo:font-weight="bold" officeooo:rsid="0043aabd" officeooo:paragraph-rsid="0043aabd" style:font-weight-asian="bold" style:font-weight-complex="bold"/>
    </style:style>
    <style:style style:name="P18" style:family="paragraph" style:parent-style-name="Text_20_body">
      <style:text-properties fo:font-weight="bold" officeooo:rsid="004d22d6" officeooo:paragraph-rsid="004d22d6" style:font-weight-asian="bold" style:font-weight-complex="bold"/>
    </style:style>
    <style:style style:name="P19" style:family="paragraph" style:parent-style-name="Text_20_body">
      <style:text-properties officeooo:paragraph-rsid="003d984b"/>
    </style:style>
    <style:style style:name="P20" style:family="paragraph" style:parent-style-name="Text_20_body">
      <style:text-properties officeooo:rsid="00453274"/>
    </style:style>
    <style:style style:name="P21" style:family="paragraph" style:parent-style-name="Text_20_body">
      <style:text-properties officeooo:paragraph-rsid="0046e30d"/>
    </style:style>
    <style:style style:name="P22" style:family="paragraph" style:parent-style-name="Text_20_body">
      <style:text-properties officeooo:rsid="0049b34a" officeooo:paragraph-rsid="0049b34a"/>
    </style:style>
    <style:style style:name="P23" style:family="paragraph" style:parent-style-name="Text_20_body">
      <style:text-properties officeooo:rsid="0049b34a" officeooo:paragraph-rsid="004bdea8"/>
    </style:style>
    <style:style style:name="P24" style:family="paragraph" style:parent-style-name="Text_20_body">
      <style:text-properties officeooo:rsid="0052ef73" officeooo:paragraph-rsid="0052ef73"/>
    </style:style>
    <style:style style:name="P25" style:family="paragraph" style:parent-style-name="Text_20_body">
      <style:text-properties officeooo:paragraph-rsid="00558b4a"/>
    </style:style>
    <style:style style:name="P26" style:family="paragraph" style:parent-style-name="Text_20_body">
      <style:text-properties officeooo:paragraph-rsid="005cd709"/>
    </style:style>
    <style:style style:name="P27" style:family="paragraph" style:parent-style-name="Standard">
      <style:text-properties fo:font-weight="bold" officeooo:rsid="0031930d" officeooo:paragraph-rsid="0031930d" style:font-weight-asian="bold" style:font-weight-complex="bold"/>
    </style:style>
    <style:style style:name="P28" style:family="paragraph" style:parent-style-name="Text_20_body">
      <style:text-properties fo:font-weight="bold" officeooo:rsid="003b3a75" officeooo:paragraph-rsid="003b3a75" style:font-weight-asian="bold" style:font-weight-complex="bold"/>
    </style:style>
    <style:style style:name="P29" style:family="paragraph" style:parent-style-name="Text_20_body">
      <style:text-properties fo:font-weight="bold" officeooo:rsid="003414e4" style:font-weight-asian="bold" style:font-weight-complex="bold"/>
    </style:style>
    <style:style style:name="P30" style:family="paragraph" style:parent-style-name="Text_20_body">
      <style:text-properties fo:font-weight="bold" officeooo:rsid="003713a6" style:font-weight-asian="bold" style:font-weight-complex="bold"/>
    </style:style>
    <style:style style:name="P31" style:family="paragraph" style:parent-style-name="Text_20_body">
      <style:text-properties fo:font-weight="bold" officeooo:rsid="004181a1" officeooo:paragraph-rsid="0043aabd" style:font-weight-asian="bold" style:font-weight-complex="bold"/>
    </style:style>
    <style:style style:name="P32" style:family="paragraph" style:parent-style-name="Text_20_body">
      <style:text-properties officeooo:rsid="0038eaca"/>
    </style:style>
    <style:style style:name="P33" style:family="paragraph" style:parent-style-name="Text_20_body">
      <style:text-properties fo:font-weight="normal" officeooo:rsid="004181a1" style:font-weight-asian="normal" style:font-weight-complex="normal"/>
    </style:style>
    <style:style style:name="P34" style:family="paragraph" style:parent-style-name="Text_20_body">
      <style:text-properties fo:font-weight="normal" officeooo:rsid="004a3b00" officeooo:paragraph-rsid="0049b34a" style:font-weight-asian="normal" style:font-weight-complex="normal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officeooo:rsid="002638ee" officeooo:paragraph-rsid="002638ee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rsid="00271bef" officeooo:paragraph-rsid="00271bef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officeooo:rsid="0028fab7" officeooo:paragraph-rsid="0028fab7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officeooo:rsid="002abc3a" officeooo:paragraph-rsid="002abc3a"/>
    </style:style>
    <style:style style:name="P39" style:family="paragraph" style:parent-style-name="Heading_20_1">
      <style:text-properties officeooo:rsid="0031930d" officeooo:paragraph-rsid="0031930d"/>
    </style:style>
    <style:style style:name="P40" style:family="paragraph" style:parent-style-name="Heading_20_1">
      <style:text-properties officeooo:rsid="003713a6"/>
    </style:style>
    <style:style style:name="P41" style:family="paragraph" style:parent-style-name="Heading_20_1">
      <style:text-properties officeooo:paragraph-rsid="003d984b"/>
    </style:style>
    <style:style style:name="P42" style:family="paragraph" style:parent-style-name="Heading_20_1">
      <style:text-properties officeooo:paragraph-rsid="0046e30d"/>
    </style:style>
    <style:style style:name="P43" style:family="paragraph" style:parent-style-name="Heading_20_1">
      <style:text-properties officeooo:paragraph-rsid="0052ef73"/>
    </style:style>
    <style:style style:name="P44" style:family="paragraph" style:parent-style-name="Heading_20_1">
      <style:text-properties officeooo:rsid="0052ef73" officeooo:paragraph-rsid="0052ef73"/>
    </style:style>
    <style:style style:name="P45" style:family="paragraph" style:parent-style-name="Heading_20_1">
      <style:text-properties fo:font-weight="normal" officeooo:paragraph-rsid="002f1558" style:font-weight-asian="normal" style:font-weight-complex="normal"/>
    </style:style>
    <style:style style:name="P46" style:family="paragraph" style:parent-style-name="Title">
      <style:text-properties style:text-underline-style="solid" style:text-underline-width="auto" style:text-underline-color="font-color" officeooo:rsid="0031930d" officeooo:paragraph-rsid="0031930d"/>
    </style:style>
    <style:style style:name="P47" style:family="paragraph" style:parent-style-name="Heading_20_2">
      <style:text-properties officeooo:paragraph-rsid="003b3a75"/>
    </style:style>
    <style:style style:name="P48" style:family="paragraph" style:parent-style-name="Heading_20_2">
      <style:text-properties fo:font-weight="bold" style:font-weight-asian="bold" style:font-weight-complex="bold"/>
    </style:style>
    <style:style style:name="P49" style:family="paragraph" style:parent-style-name="Heading_20_2">
      <style:text-properties officeooo:rsid="003d984b" officeooo:paragraph-rsid="003d984b"/>
    </style:style>
    <style:style style:name="P50" style:family="paragraph" style:parent-style-name="Heading_20_2">
      <style:text-properties officeooo:rsid="0046e30d" officeooo:paragraph-rsid="0046e30d"/>
    </style:style>
    <style:style style:name="P51" style:family="paragraph" style:parent-style-name="Heading_20_2">
      <style:text-properties officeooo:paragraph-rsid="0046e30d"/>
    </style:style>
    <style:style style:name="P52" style:family="paragraph" style:parent-style-name="Heading_20_2">
      <style:text-properties officeooo:paragraph-rsid="00558b4a"/>
    </style:style>
    <style:style style:name="P53" style:family="paragraph" style:parent-style-name="Heading_20_2">
      <style:text-properties officeooo:rsid="002d538a" officeooo:paragraph-rsid="002d538a"/>
    </style:style>
    <style:style style:name="P54" style:family="paragraph" style:parent-style-name="Heading_20_3">
      <style:text-properties officeooo:rsid="003713a6" officeooo:paragraph-rsid="003713a6"/>
    </style:style>
    <style:style style:name="P55" style:family="paragraph" style:parent-style-name="Heading_20_3">
      <style:text-properties officeooo:rsid="00385596" officeooo:paragraph-rsid="0038559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993f" style:font-weight-asian="normal" style:font-weight-complex="normal"/>
    </style:style>
    <style:style style:name="T3" style:family="text">
      <style:text-properties fo:font-weight="normal" officeooo:rsid="00415c4d" style:font-weight-asian="normal" style:font-weight-complex="normal"/>
    </style:style>
    <style:style style:name="T4" style:family="text">
      <style:text-properties fo:font-weight="normal" officeooo:rsid="004a3b00" style:font-weight-asian="normal" style:font-weight-complex="normal"/>
    </style:style>
    <style:style style:name="T5" style:family="text">
      <style:text-properties fo:font-weight="normal" officeooo:rsid="004c24aa" style:font-weight-asian="normal" style:font-weight-complex="normal"/>
    </style:style>
    <style:style style:name="T6" style:family="text">
      <style:text-properties fo:font-weight="normal" officeooo:rsid="004c739c" style:font-weight-asian="normal" style:font-weight-complex="normal"/>
    </style:style>
    <style:style style:name="T7" style:family="text">
      <style:text-properties fo:font-weight="normal" officeooo:rsid="004cea5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85596" style:font-weight-asian="bold" style:font-weight-complex="bold"/>
    </style:style>
    <style:style style:name="T10" style:family="text">
      <style:text-properties fo:font-weight="bold" officeooo:rsid="003b3a75" style:font-weight-asian="bold" style:font-weight-complex="bold"/>
    </style:style>
    <style:style style:name="T11" style:family="text">
      <style:text-properties fo:font-weight="bold" officeooo:rsid="004181a1" style:font-weight-asian="bold" style:font-weight-complex="bold"/>
    </style:style>
    <style:style style:name="T12" style:family="text">
      <style:text-properties fo:font-weight="bold" officeooo:rsid="0043aabd" style:font-weight-asian="bold" style:font-weight-complex="bold"/>
    </style:style>
    <style:style style:name="T13" style:family="text">
      <style:text-properties fo:font-weight="bold" officeooo:rsid="003d984b" style:font-weight-asian="bold" style:font-weight-complex="bold"/>
    </style:style>
    <style:style style:name="T14" style:family="text">
      <style:text-properties fo:font-weight="bold" officeooo:rsid="0044076a" style:font-weight-asian="bold" style:font-weight-complex="bold"/>
    </style:style>
    <style:style style:name="T15" style:family="text">
      <style:text-properties fo:font-weight="bold" officeooo:rsid="00459900" style:font-weight-asian="bold" style:font-weight-complex="bold"/>
    </style:style>
    <style:style style:name="T16" style:family="text">
      <style:text-properties fo:font-weight="bold" officeooo:rsid="0049b34a" style:font-weight-asian="bold" style:font-weight-complex="bold"/>
    </style:style>
    <style:style style:name="T17" style:family="text">
      <style:text-properties fo:font-weight="bold" officeooo:rsid="0046e30d" style:font-weight-asian="bold" style:font-weight-complex="bold"/>
    </style:style>
    <style:style style:name="T18" style:family="text">
      <style:text-properties fo:font-weight="bold" officeooo:rsid="0047b3b2" style:font-weight-asian="bold" style:font-weight-complex="bold"/>
    </style:style>
    <style:style style:name="T19" style:family="text">
      <style:text-properties fo:font-weight="bold" officeooo:rsid="004a3b00" style:font-weight-asian="bold" style:font-weight-complex="bold"/>
    </style:style>
    <style:style style:name="T20" style:family="text">
      <style:text-properties fo:font-weight="bold" officeooo:rsid="004c24aa" style:font-weight-asian="bold" style:font-weight-complex="bold"/>
    </style:style>
    <style:style style:name="T21" style:family="text">
      <style:text-properties fo:font-weight="bold" officeooo:rsid="004c739c" style:font-weight-asian="bold" style:font-weight-complex="bold"/>
    </style:style>
    <style:style style:name="T22" style:family="text">
      <style:text-properties fo:font-weight="bold" officeooo:rsid="00541a1e" style:font-weight-asian="bold" style:font-weight-complex="bold"/>
    </style:style>
    <style:style style:name="T23" style:family="text">
      <style:text-properties fo:font-style="normal"/>
    </style:style>
    <style:style style:name="T24" style:family="text">
      <style:text-properties fo:font-style="normal" fo:font-weight="bold" style:font-weight-asian="bold" style:font-weight-complex="bold"/>
    </style:style>
    <style:style style:name="T25" style:family="text">
      <style:text-properties fo:font-style="normal" officeooo:rsid="00199c2d"/>
    </style:style>
    <style:style style:name="T26" style:family="text">
      <style:text-properties fo:font-style="normal" officeooo:rsid="001c36ea"/>
    </style:style>
    <style:style style:name="T27" style:family="text">
      <style:text-properties fo:font-style="normal" officeooo:rsid="00238f15"/>
    </style:style>
    <style:style style:name="T28" style:family="text">
      <style:text-properties fo:font-style="normal" officeooo:rsid="0032d700" style:font-style-asian="normal" style:font-style-complex="normal"/>
    </style:style>
    <style:style style:name="T29" style:family="text">
      <style:text-properties fo:font-style="normal" officeooo:rsid="0047deb2" style:font-style-asian="normal" style:font-style-complex="normal"/>
    </style:style>
    <style:style style:name="T30" style:family="text">
      <style:text-properties officeooo:rsid="0028fab7"/>
    </style:style>
    <style:style style:name="T31" style:family="text">
      <style:text-properties officeooo:rsid="002a4e15"/>
    </style:style>
    <style:style style:name="T32" style:family="text">
      <style:text-properties style:text-underline-style="solid" style:text-underline-width="auto" style:text-underline-color="font-color" fo:font-weight="bold" officeooo:rsid="0043aabd" style:font-weight-asian="bold" style:font-weight-complex="bold"/>
    </style:style>
    <style:style style:name="T33" style:family="text">
      <style:text-properties officeooo:rsid="0032d700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7deb2" style:font-style-asian="italic" style:font-style-complex="italic"/>
    </style:style>
    <style:style style:name="T36" style:family="text">
      <style:text-properties officeooo:rsid="003713a6"/>
    </style:style>
    <style:style style:name="T37" style:family="text">
      <style:text-properties officeooo:rsid="003b3a75"/>
    </style:style>
    <style:style style:name="T38" style:family="text">
      <style:text-properties officeooo:rsid="003d984b"/>
    </style:style>
    <style:style style:name="T39" style:family="text">
      <style:text-properties officeooo:rsid="00415c4d"/>
    </style:style>
    <style:style style:name="T40" style:family="text">
      <style:text-properties officeooo:rsid="0043aabd"/>
    </style:style>
    <style:style style:name="T41" style:family="text">
      <style:text-properties officeooo:rsid="0046e30d"/>
    </style:style>
    <style:style style:name="T42" style:family="text">
      <style:text-properties officeooo:rsid="0047b3b2"/>
    </style:style>
    <style:style style:name="T43" style:family="text">
      <style:text-properties officeooo:rsid="0049b34a"/>
    </style:style>
    <style:style style:name="T44" style:family="text">
      <style:text-properties officeooo:rsid="004a3b00"/>
    </style:style>
    <style:style style:name="T45" style:family="text">
      <style:text-properties officeooo:rsid="004bdea8"/>
    </style:style>
    <style:style style:name="T46" style:family="text">
      <style:text-properties officeooo:rsid="004fa087"/>
    </style:style>
    <style:style style:name="T47" style:family="text">
      <style:text-properties officeooo:rsid="0051403f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officeooo:rsid="00541a1e"/>
    </style:style>
    <style:style style:name="T50" style:family="text">
      <style:text-properties officeooo:rsid="00558b4a"/>
    </style:style>
    <style:style style:name="T5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Serif" fo:font-size="10pt" fo:font-weight="bold" officeooo:rsid="00558b4a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MongoDB</text:p>
      <text:h text:style-name="P39" text:outline-level="1">Installing</text:h>
      <text:p text:style-name="P27"><text:tab/>sudo apt-get install mongodb</text:p>
      <text:p text:style-name="P7">- confirm it works with:</text:p>
      <text:p text:style-name="P7"><text:tab/><text:span text:style-name="T8">sudo service mongodb start</text:span></text:p>
      <text:p text:style-name="P7"><text:tab/>//--<text:span text:style-name="T33">&gt;</text:span> <text:span text:style-name="T33">[[</text:span>something like<text:span text:style-name="T33">]]:</text:span> <text:span text:style-name="T34">start: Job is already running: mongodb</text:span>; <text:s text:c="4"/><text:span text:style-name="T28">OR</text:span><text:span text:style-name="T33"> <text:s text:c="4"/></text:span>mongodb start/running process 15251</text:p>
      <text:h text:style-name="P47" text:outline-level="2">Insta<text:span text:style-name="T37">ll NodeJS MongoDB drivers</text:span></text:h>
      <text:p text:style-name="P14"><text:tab/><text:tab/><text:span text:style-name="T10">npm install mongodb --mongodb:native</text:span></text:p>
      <text:p text:style-name="P28">- </text:p>
      <text:h text:style-name="P40" text:outline-level="1">MongoDB shell</text:h>
      <text:h text:style-name="P54" text:outline-level="3">Launching shell</text:h>
      <text:p text:style-name="P29"><text:tab/>mongo</text:p>
      <text:h text:style-name="Heading_20_3" text:outline-level="3"><text:s/><text:span text:style-name="T36">Closing shell</text:span> </text:h>
      <text:p text:style-name="P30"><text:tab/>ctrl-d</text:p>
      <text:h text:style-name="P55" text:outline-level="3">Showing databases</text:h>
      <text:p text:style-name="P13"><text:tab/><text:span text:style-name="T9">show dbs</text:span></text:p>
      <text:p text:style-name="P32"><text:tab/><text:tab/>- lists the databases installed</text:p>
      <text:h text:style-name="P41" text:outline-level="1">Creating <text:span text:style-name="T38">&amp; selecting a </text:span>DB</text:h>
      <text:h text:style-name="Heading_20_2" text:outline-level="2">Pointing to a db <text:span text:style-name="T39">name</text:span></text:h>
      <text:p text:style-name="P15"><text:tab/>mongo</text:p>
      <text:p text:style-name="P15"><text:tab/>use nameofnewdb</text:p>
      <text:p text:style-name="P15"><text:tab/><text:tab/>- <text:span text:style-name="T3">also </text:span><text:span text:style-name="T1">used to select existing </text:span><text:span text:style-name="T3">db</text:span><text:span text:style-name="T1">. </text:span><text:span text:style-name="T3">If none </text:span><text:span text:style-name="T1">present </text:span><text:span text:style-name="T3">with that name, it 'points' to an empty slot, creating the db when data saved</text:span></text:p>
      <text:h text:style-name="P48" text:outline-level="2"><text:span text:style-name="T39">S</text:span>ave data to create new db when pointing to a new name</text:h>
      <text:p text:style-name="P10"><text:tab/><text:span text:style-name="T11">db.</text:span><text:span text:style-name="T15">collection</text:span><text:span text:style-name="T11">name.save({data object})</text:span></text:p>
      <text:p text:style-name="P33"><text:tab/>-- working generic example:</text:p>
      <text:p text:style-name="P19"><text:span text:style-name="T13"><text:tab/><text:tab/></text:span><text:span text:style-name="T11">db.</text:span><text:span text:style-name="T15">collection</text:span><text:span text:style-name="T11">name.save({key1:”value1”,key2:”value2”,keyn:”value-n”,etc:”etc”})</text:span></text:p>
      <text:h text:style-name="P49" text:outline-level="2">Check that db was created / the right db was selected</text:h>
      <text:p text:style-name="P12"><text:tab/><text:span text:style-name="T12">show dbs</text:span></text:p>
      <text:h text:style-name="P42" text:outline-level="1">Storing and retrieving data</text:h>
      <text:h text:style-name="P50" text:outline-level="2">Collections</text:h>
      <text:p text:style-name="P21">- <text:span text:style-name="T16">database</text:span><text:span text:style-name="T43">: holds a set of collections</text:span></text:p>
      <text:p text:style-name="P21">- <text:span text:style-name="T17">collections</text:span><text:span text:style-name="T41">: highest-level form of data grouping within a database. Databases consist of collections</text:span></text:p>
      <text:p text:style-name="P23">- <text:span text:style-name="T8">document (or object)</text:span>: a set of any <text:span text:style-name="T45"># </text:span>of fields, grouped together. <text:span text:style-name="T45">What collections are comprised of (i.e. </text:span><text:span text:style-name="T35">collections</text:span><text:span text:style-name="T29"> of objects).</text:span></text:p>
      <text:p text:style-name="P22"><text:soft-page-break/>- <text:span text:style-name="T19">field</text:span><text:span text:style-name="T44">: </text:span><text:span text:style-name="T4">a key-value pair</text:span></text:p>
      <text:p text:style-name="P22"><text:span text:style-name="T4">- </text:span><text:span text:style-name="T20">key</text:span><text:span text:style-name="T5">: a name, in string form. Label to ID the associated value.</text:span></text:p>
      <text:p text:style-name="P22"><text:span text:style-name="T5">- </text:span><text:span text:style-name="T21">value:</text:span><text:span text:style-name="T6"> a single datum. </text:span><text:span text:style-name="T7">A basic type such as string, integer, float, timestamp, binary, etc.</text:span></text:p>
      <text:p text:style-name="P34"/>
      <text:p text:style-name="P21">- <text:span text:style-name="T18">objects</text:span><text:span text:style-name="T42">: </text:span><text:span text:style-name="T29">.</text:span></text:p>
      <text:p text:style-name="P21">- <text:span text:style-name="T41">simple: save data to a new collection </text:span></text:p>
      <text:h text:style-name="P51" text:outline-level="2">Storing data</text:h>
      <text:p text:style-name="Text_20_body"><text:tab/><text:span text:style-name="T32">Examples:</text:span></text:p>
      <text:p text:style-name="P16"><text:tab/><text:tab/><text:span text:style-name="T40">db.animals.save({ name: "Kyra", type: "cat", size: "small", furcolour: "black", ears: "floppy" })</text:span><text:tab/></text:p>
      <text:p text:style-name="P31"><text:tab/><text:tab/>db.someobject.save({key1:”value1”,key2:”value2”,keyn:”value-n”,etc:”etc”})</text:p>
      <text:p text:style-name="P17"><text:tab/><text:tab/>db.users.save({username:"test"})</text:p>
      <text:p text:style-name="P17"><text:tab/><text:tab/>db.users.save({username:"andrew"})</text:p>
      <text:p text:style-name="P18"><text:tab/><text:tab/>db.arrayCollection.save({ arrType: "numbers", arrContent: [1, 6, 3, 5, 1, 4, 7] })</text:p>
      <text:p text:style-name="P18"><text:tab/><text:tab/>db.floatCollection.save({ number: 5.24 })</text:p>
      <text:h text:style-name="Heading_20_2" text:outline-level="2">Retrieving <text:span text:style-name="T46">data (retrieving whole collections &amp; their contents)</text:span></text:h>
      <text:p text:style-name="Text_20_body"><text:tab/><text:tab/><text:span text:style-name="T14">db.objectname.find()</text:span></text:p>
      <text:p text:style-name="P20"><text:tab/><text:tab/> - should return all objects, <text:span text:style-name="T47">fields, keys, values </text:span>stored within <text:span text:style-name="T47">the collection</text:span></text:p>
      <text:p text:style-name="P24"/>
      <text:h text:style-name="P44" text:outline-level="1">MongoDB server</text:h>
      <text:h text:style-name="Heading_20_2" text:outline-level="2">Create <text:span text:style-name="T49">a MongoDB server</text:span></text:h>
      <text:p text:style-name="P25"><text:span text:style-name="Source_20_Text"><text:span text:style-name="T48"><text:tab/><text:tab/></text:span></text:span><text:span text:style-name="Source_20_Text"><text:span text:style-name="T51">mongod --dbpath=/data --port 27017</text:span></text:span></text:p>
      <text:h text:style-name="Heading_20_3" text:outline-level="3">Create <text:span text:style-name="T50">with REST provided</text:span></text:h>
      <text:p text:style-name="P25"><text:span text:style-name="Source_20_Text"><text:span text:style-name="T48"><text:tab/><text:tab/></text:span></text:span><text:span text:style-name="Source_20_Text"><text:span text:style-name="T51">mongod --dbpath=/data --port 27017 --</text:span></text:span><text:span text:style-name="Source_20_Text"><text:span text:style-name="T52">rest</text:span></text:span></text:p>
      <text:h text:style-name="P52" text:outline-level="2">Diagnostic access <text:span text:style-name="T49">(after server running)</text:span></text:h>
      <text:p text:style-name="Text_20_body"><text:tab/>- <text:span text:style-name="T49">visit</text:span><text:span text:style-name="T22"><text:tab/><text:tab/>http://localhost:{{portNumberOfServer + 1000}}/</text:span></text:p>
      <text:p text:style-name="P26"/>
      <text:p text:style-name="P26"/>
      <text:p text:style-name="P26"/>
      <text:h text:style-name="P43" text:outline-level="1">Routing</text:h>
      <text:p text:style-name="P3">server.route({</text:p>
      <text:p text:style-name="P2"><text:span text:style-name="T8"><text:s text:c="4"/></text:span><text:span text:style-name="T24">method: 'GET',</text:span><text:span text:style-name="T23"><text:tab/>// </text:span><text:span text:style-name="T27">Any http method, array of http methods, or an asterisk to allow any method</text:span></text:p>
      <text:p text:style-name="P2"><text:s text:c="4"/><text:span text:style-name="T24">path: '/',</text:span></text:p>
      <text:p text:style-name="P2"><text:s text:c="4"/><text:span text:style-name="T24">handler: function (request, reply) {</text:span></text:p>
      <text:p text:style-name="P2"><text:span text:style-name="T23"><text:tab/>// </text:span><text:span text:style-name="T25">code here for server behaviour</text:span></text:p>
      <text:p text:style-name="P4"><text:tab/>// reply('string');<text:tab/>// --&gt; outputs a string to the page e.g.:</text:p>
      <text:p text:style-name="P2"><text:span text:style-name="T8"><text:s text:c="8"/></text:span><text:span text:style-name="T24">reply('Hello, world!');</text:span><text:span text:style-name="T23"><text:tab/>// --</text:span><text:span text:style-name="T26">&gt; displays Hello, world! on the page at localhost:3000</text:span></text:p>
      <text:p text:style-name="P2"><text:s text:c="4"/><text:span text:style-name="T24">}</text:span></text:p>
      <text:p text:style-name="P5">});</text:p>
      <text:h text:style-name="Heading_20_2" text:outline-level="2">Route params</text:h>
      <text:p text:style-name="P1">server.route({ </text:p>
      <text:p text:style-name="P1"><text:soft-page-break/><text:tab/>method: 'GET', </text:p>
      <text:p text:style-name="P1"><text:tab/>path: "/{name}", </text:p>
      <text:p text:style-name="Standard"><text:span text:style-name="T8"><text:tab/>handler: function(request, reply){</text:span> </text:p>
      <text:p text:style-name="Standard"><text:tab/><text:tab/><text:span text:style-name="T8">reply("Hello, " + encodeURIComponent(request.params.name));</text:span> </text:p>
      <text:p text:style-name="Standard"><text:tab/><text:tab/>// --&gt; outputs whatever text was present after a slash following localhost:3000 e.g.</text:p>
      <text:p text:style-name="Standard"><text:tab/><text:tab/>// if the user visited localhost:3000/meeka, the page would show: <text:s/>Hello, Meeka</text:p>
      <text:p text:style-name="Standard"><text:tab/><text:span text:style-name="T8">} </text:span></text:p>
      <text:p text:style-name="Standard"><text:span text:style-name="T8">});</text:span> </text:p>
      <text:h text:style-name="P53" text:outline-level="2">Path</text:h>
      <text:p text:style-name="P6">- </text:p>
      <text:h text:style-name="Heading_20_2" text:outline-level="2">Serving directory</text:h>
      <text:p text:style-name="P11"/>
      <text:h text:style-name="Heading_20_1" text:outline-level="1">Plugins</text:h>
      <text:h text:style-name="Heading_20_2" text:outline-level="2">Good</text:h>
      <text:list xml:id="list3446085190156528025" text:style-name="L1">
        <text:list-item>
          <text:p text:style-name="P35">Process monitoring, <text:span text:style-name="T31">logging</text:span></text:p>
        </text:list-item>
        <text:list-item>
          <text:p text:style-name="P36">Watches for any of these event types:</text:p>
          <text:list>
            <text:list-item>
              <text:p text:style-name="P36">ops<text:tab/> - </text:p>
            </text:list-item>
            <text:list-item>
              <text:p text:style-name="P36">reponse<text:tab/> -</text:p>
            </text:list-item>
            <text:list-item>
              <text:p text:style-name="P36">log<text:tab/> -</text:p>
            </text:list-item>
            <text:list-item>
              <text:p text:style-name="P36">error<text:tab/> - <text:span text:style-name="T30">request responses with status code 500 (maps to request-error hapi event)</text:span></text:p>
            </text:list-item>
            <text:list-item>
              <text:p text:style-name="P37">request<text:tab/> - request logging information. Maps to hapi request event emitted to request.log()</text:p>
            </text:list-item>
            <text:list-item>
              <text:p text:style-name="P37">wreck<text:tab/> -</text:p>
            </text:list-item>
          </text:list>
        </text:list-item>
        <text:list-item>
          <text:p text:style-name="P38">Example usage:</text:p>
        </text:list-item>
      </text:list>
      <text:p text:style-name="P9"><text:tab/><text:tab/>server.register({ </text:p>
      <text:p text:style-name="P9"><text:tab/><text:tab/><text:tab/>register: Good, </text:p>
      <text:p text:style-name="P9"><text:tab/><text:tab/><text:tab/>options: { </text:p>
      <text:p text:style-name="P9"><text:tab/><text:tab/><text:tab/><text:tab/>reporters: [{ </text:p>
      <text:p text:style-name="P9"><text:tab/><text:tab/><text:tab/><text:tab/><text:tab/>reporter: require('good-console'), </text:p>
      <text:p text:style-name="P9"><text:tab/><text:tab/><text:tab/><text:tab/><text:tab/>events: { </text:p>
      <text:p text:style-name="P9"><text:tab/><text:tab/><text:tab/><text:tab/><text:tab/><text:tab/>response: '*', </text:p>
      <text:p text:style-name="P9"><text:tab/><text:tab/><text:tab/><text:tab/><text:tab/><text:tab/>log: '*' </text:p>
      <text:p text:style-name="P9"><text:tab/><text:tab/><text:tab/><text:tab/><text:tab/>} </text:p>
      <text:p text:style-name="P9"><text:tab/><text:tab/><text:tab/><text:tab/>}] </text:p>
      <text:p text:style-name="P9"><text:tab/><text:tab/><text:tab/>} </text:p>
      <text:p text:style-name="P9"><text:tab/><text:tab/>}, function(err){ </text:p>
      <text:p text:style-name="P9"><text:tab/><text:tab/><text:tab/>if (err) { </text:p>
      <text:p text:style-name="P9"><text:tab/><text:tab/><text:tab/><text:tab/>throw err;<text:tab/>// plugin failure handling </text:p>
      <text:p text:style-name="P9"><text:tab/><text:tab/><text:tab/>} </text:p>
      <text:p text:style-name="P9"><text:tab/><text:tab/><text:tab/>server.start(function(){ </text:p>
      <text:p text:style-name="P9"><text:tab/><text:tab/><text:tab/><text:tab/>console.log('Server running at: ' + server.info.uri); </text:p>
      <text:p text:style-name="P9"><text:tab/><text:tab/><text:tab/>}); </text:p>
      <text:p text:style-name="P8"><text:span text:style-name="T8"><text:tab/><text:tab/>});</text:span> <text:span text:style-name="T8"><text:tab/>//--&gt; </text:span><text:span text:style-name="T1">outputs </text:span><text:span text:style-name="T2">web address: get / {} 200 (17ms) when you visit a page</text:span></text:p>
      <text:h text:style-name="Heading_20_2" text:outline-level="2">hapi-mongodb</text:h>
      <text:p text:style-name="Text_20_body"><text:tab/></text:p>
      <text:h text:style-name="Heading_20_1" text:outline-level="1"><text:soft-page-break/><text:span text:style-name="T2">L</text:span><text:span text:style-name="T1">ogging</text:span></text:h>
      <text:h text:style-name="P4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7-30T04:44:05.196158393</dc:date>
    <dc:creator>andfaulkner </dc:creator>
    <meta:editing-duration>PT7H33M14S</meta:editing-duration>
    <meta:editing-cycles>69</meta:editing-cycles>
    <meta:generator>LibreOffice/4.2.6.3$Linux_X86_64 LibreOffice_project/420m0$Build-3</meta:generator>
    <meta:document-statistic meta:table-count="0" meta:image-count="0" meta:object-count="0" meta:page-count="4" meta:paragraph-count="112" meta:word-count="527" meta:character-count="3672" meta:non-whitespace-character-count="3078"/>
  </office:meta>
</office:document-meta>
</file>